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6.37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57953378" calcext:value-type="float">
            <text:p>2157953378</text:p>
          </table:table-cell>
          <table:table-cell office:value-type="string" calcext:value-type="string">
            <text:p>[34.324461229815796; 13.902601556089252; -93.1435810852783; 79.52619413099654; -5.27495527842477; -78.7726299706915; 32.954822589271316; -27.03957318115218; 48.96048225288254; 40.8606240033601]</text:p>
          </table:table-cell>
          <table:table-cell office:value-type="float" office:value="7751338.57081459" calcext:value-type="float">
            <text:p>7751338.57081459</text:p>
          </table:table-cell>
          <table:table-cell table:formula="of:=IF(MOD(ROW()-ROW([.$H$2]);10)=0; AVERAGE(OFFSET([.$G$2]; (ROW()-ROW([.$H$2])); 0; 10)); &quot;&quot;)" office:value-type="float" office:value="8721732.83853752" calcext:value-type="float">
            <text:p>8721732.83853752</text:p>
          </table:table-cell>
          <table:table-cell table:formula="of:=IF(MOD(ROW()-ROW([.$I$2]);10)=0; COM.MICROSOFT.STDEV.S(OFFSET([.$G$2]; (ROW()-ROW([.$I$2])); 0; 10)); &quot;&quot;)" office:value-type="float" office:value="2010993.98609188" calcext:value-type="float">
            <text:p>2010993.98609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1987073" calcext:value-type="float">
            <text:p>4061987073</text:p>
          </table:table-cell>
          <table:table-cell office:value-type="string" calcext:value-type="string">
            <text:p>[38.21815696584915; 92.83430354210347; -33.46382953480911; -76.35679506797379; 19.03308049734366; -31.89814720617892; -11.40905638863697; 26.452139843213885; 89.17472138223008; 76.38652011250048]</text:p>
          </table:table-cell>
          <table:table-cell office:value-type="float" office:value="12793755.4128527" calcext:value-type="float">
            <text:p>12793755.41285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90251317" calcext:value-type="float">
            <text:p>3590251317</text:p>
          </table:table-cell>
          <table:table-cell office:value-type="string" calcext:value-type="string">
            <text:p>[22.22779632743179; 68.0979555397679; -51.36849565050721; 65.83630570170857; 40.29276408998007; -67.06760705427487; -19.507557276721272; 20.614698169169458; 74.89436701935622; 33.89742539922588]</text:p>
          </table:table-cell>
          <table:table-cell office:value-type="float" office:value="8001804.53223359" calcext:value-type="float">
            <text:p>8001804.53223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506845" calcext:value-type="float">
            <text:p>4198506845</text:p>
          </table:table-cell>
          <table:table-cell office:value-type="string" calcext:value-type="string">
            <text:p>[9.869219778793251; 69.05642331264954; -33.14261234665328; 74.85029570517051; 34.81543768764425; -93.28111408669098; -12.431926662987095; 33.474045027675174; 87.99874712472862; -1.2082009335744317]</text:p>
          </table:table-cell>
          <table:table-cell office:value-type="float" office:value="8060456.67542677" calcext:value-type="float">
            <text:p>8060456.67542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48943130" calcext:value-type="float">
            <text:p>2148943130</text:p>
          </table:table-cell>
          <table:table-cell office:value-type="string" calcext:value-type="string">
            <text:p>[43.80739222415448; 79.83473060137013; -62.5821370566709; 22.65956447842197; 94.6751165832735; -89.98514120712278; 44.93890575981197; -12.55600405777048; 70.10765087263815; 46.24659512652974]</text:p>
          </table:table-cell>
          <table:table-cell office:value-type="float" office:value="10110485.0280267" calcext:value-type="float">
            <text:p>10110485.02802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60967658" calcext:value-type="float">
            <text:p>3560967658</text:p>
          </table:table-cell>
          <table:table-cell office:value-type="string" calcext:value-type="string">
            <text:p>[6.403070672650003; 98.02458143099523; -39.1185154233153; -48.71491092053388; 30.02865505116523; -81.0644861625326; -43.38562417229481; 29.55804654291464; 89.26697762384765; 3.1689586859063468]</text:p>
          </table:table-cell>
          <table:table-cell office:value-type="float" office:value="9853089.18649424" calcext:value-type="float">
            <text:p>9853089.1864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84690647" calcext:value-type="float">
            <text:p>2184690647</text:p>
          </table:table-cell>
          <table:table-cell office:value-type="string" calcext:value-type="string">
            <text:p>[37.50602923130123; 82.7793729077292; -64.6127733052775; 37.77692167777377; 83.07900875450159; -84.26021669064916; -1.5059241790672786; 5.242702020510606; 73.56538970058054; 46.103190102633874]</text:p>
          </table:table-cell>
          <table:table-cell office:value-type="float" office:value="8920792.84690378" calcext:value-type="float">
            <text:p>8920792.846903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27647296" calcext:value-type="float">
            <text:p>4227647296</text:p>
          </table:table-cell>
          <table:table-cell office:value-type="string" calcext:value-type="string">
            <text:p>[33.277659340149114; 77.79927412751658; -37.22591887471047; -76.30912747417575; -8.531187637223667; -56.047755113346895; -71.99423861965406; 38.90534206756203; 87.62956414633149; 52.089253941398965]</text:p>
          </table:table-cell>
          <table:table-cell office:value-type="float" office:value="9406701.86718135" calcext:value-type="float">
            <text:p>9406701.867181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57196267" calcext:value-type="float">
            <text:p>3357196267</text:p>
          </table:table-cell>
          <table:table-cell office:value-type="string" calcext:value-type="string">
            <text:p>[21.83774812669361; 33.52041336904554; -78.59049192051735; 54.23354263862842; 35.634153702955444; -46.20371710612563; 30.431062093699495; -16.505067321852593; 61.0464095603767; 46.935075425781605]</text:p>
          </table:table-cell>
          <table:table-cell office:value-type="float" office:value="5427918.33979171" calcext:value-type="float">
            <text:p>5427918.33979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5417365" calcext:value-type="float">
            <text:p>285417365</text:p>
          </table:table-cell>
          <table:table-cell office:value-type="string" calcext:value-type="string">
            <text:p>[28.87007252686101; 86.15465313127925; -46.17593394914727; -85.40043198575623; 5.215879445355242; -90.4165410107733; -75.1030316475731; 20.74475110947614; 82.75359828813271; 30.82477126098118]</text:p>
          </table:table-cell>
          <table:table-cell office:value-type="float" office:value="6890985.92564976" calcext:value-type="float">
            <text:p>6890985.925649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  <table:table-cell table:formula="of:=IF(MOD(ROW()-ROW([.$H$2]);10)=0; AVERAGE(OFFSET([.$G$2]; (ROW()-ROW([.$H$2])); 0; 10)); &quot;&quot;)" office:value-type="float" office:value="5039684.3624863" calcext:value-type="float">
            <text:p>5039684.3624863</text:p>
          </table:table-cell>
          <table:table-cell table:formula="of:=IF(MOD(ROW()-ROW([.$I$2]);10)=0; COM.MICROSOFT.STDEV.S(OFFSET([.$G$2]; (ROW()-ROW([.$I$2])); 0; 10)); &quot;&quot;)" office:value-type="float" office:value="2413869.41710437" calcext:value-type="float">
            <text:p>2413869.417104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  <table:table-cell table:formula="of:=IF(MOD(ROW()-ROW([.$H$2]);10)=0; AVERAGE(OFFSET([.$G$2]; (ROW()-ROW([.$H$2])); 0; 10)); &quot;&quot;)" office:value-type="float" office:value="2977922.46536919" calcext:value-type="float">
            <text:p>2977922.46536919</text:p>
          </table:table-cell>
          <table:table-cell table:formula="of:=IF(MOD(ROW()-ROW([.$I$2]);10)=0; COM.MICROSOFT.STDEV.S(OFFSET([.$G$2]; (ROW()-ROW([.$I$2])); 0; 10)); &quot;&quot;)" office:value-type="float" office:value="1469234.27944126" calcext:value-type="float">
            <text:p>1469234.279441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  <table:table-cell table:formula="of:=IF(MOD(ROW()-ROW([.$H$2]);10)=0; AVERAGE(OFFSET([.$G$2]; (ROW()-ROW([.$H$2])); 0; 10)); &quot;&quot;)" office:value-type="float" office:value="1967444.84212688" calcext:value-type="float">
            <text:p>1967444.84212688</text:p>
          </table:table-cell>
          <table:table-cell table:formula="of:=IF(MOD(ROW()-ROW([.$I$2]);10)=0; COM.MICROSOFT.STDEV.S(OFFSET([.$G$2]; (ROW()-ROW([.$I$2])); 0; 10)); &quot;&quot;)" office:value-type="float" office:value="976822.476423955" calcext:value-type="float">
            <text:p>976822.4764239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  <table:table-cell table:formula="of:=IF(MOD(ROW()-ROW([.$H$2]);10)=0; AVERAGE(OFFSET([.$G$2]; (ROW()-ROW([.$H$2])); 0; 10)); &quot;&quot;)" office:value-type="float" office:value="778614.731053803" calcext:value-type="float">
            <text:p>778614.731053803</text:p>
          </table:table-cell>
          <table:table-cell table:formula="of:=IF(MOD(ROW()-ROW([.$I$2]);10)=0; COM.MICROSOFT.STDEV.S(OFFSET([.$G$2]; (ROW()-ROW([.$I$2])); 0; 10)); &quot;&quot;)" office:value-type="float" office:value="474529.838392353" calcext:value-type="float">
            <text:p>474529.8383923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  <table:table-cell table:formula="of:=IF(MOD(ROW()-ROW([.$H$2]);10)=0; AVERAGE(OFFSET([.$G$2]; (ROW()-ROW([.$H$2])); 0; 10)); &quot;&quot;)" office:value-type="float" office:value="300636.402255448" calcext:value-type="float">
            <text:p>300636.402255448</text:p>
          </table:table-cell>
          <table:table-cell table:formula="of:=IF(MOD(ROW()-ROW([.$I$2]);10)=0; COM.MICROSOFT.STDEV.S(OFFSET([.$G$2]; (ROW()-ROW([.$I$2])); 0; 10)); &quot;&quot;)" office:value-type="float" office:value="134755.605290971" calcext:value-type="float">
            <text:p>134755.6052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3498197" calcext:value-type="float">
            <text:p>383498197</text:p>
          </table:table-cell>
          <table:table-cell office:value-type="string" calcext:value-type="string">
            <text:p>[-5.968796820967077; 55.40998791127859; -53.69207283847125; 94.8027008942087; 29.834078356662065; -31.24210157585571; -4.987836062566725; 15.351544169450499; 75.48417959040724; 17.03919422086254]</text:p>
          </table:table-cell>
          <table:table-cell office:value-type="float" office:value="16665685.8879497" calcext:value-type="float">
            <text:p>16665685.8879497</text:p>
          </table:table-cell>
          <table:table-cell table:formula="of:=IF(MOD(ROW()-ROW([.$H$2]);10)=0; AVERAGE(OFFSET([.$G$2]; (ROW()-ROW([.$H$2])); 0; 10)); &quot;&quot;)" office:value-type="float" office:value="15026194.6814538" calcext:value-type="float">
            <text:p>15026194.6814538</text:p>
          </table:table-cell>
          <table:table-cell table:formula="of:=IF(MOD(ROW()-ROW([.$I$2]);10)=0; COM.MICROSOFT.STDEV.S(OFFSET([.$G$2]; (ROW()-ROW([.$I$2])); 0; 10)); &quot;&quot;)" office:value-type="float" office:value="2507612.15813649" calcext:value-type="float">
            <text:p>2507612.1581364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91476522" calcext:value-type="float">
            <text:p>2091476522</text:p>
          </table:table-cell>
          <table:table-cell office:value-type="string" calcext:value-type="string">
            <text:p>[10.788339487563716; 9.313927638398443; -50.799087359851995; -15.124784103237982; -33.11259024408744; -74.35801786247511; 0.8605553114192483; 29.905133017143545; 82.7964236030247; 12.479410671698592]</text:p>
          </table:table-cell>
          <table:table-cell office:value-type="float" office:value="17124177.0001159" calcext:value-type="float">
            <text:p>17124177.00011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31584302" calcext:value-type="float">
            <text:p>1831584302</text:p>
          </table:table-cell>
          <table:table-cell office:value-type="string" calcext:value-type="string">
            <text:p>[14.083433067167052; 26.239533596267094; -90.28979577785627; 42.485628619844036; 1.9092210193490369; -86.32440445513616; 11.291387764970322; -16.30345247753491; 52.55068411504041; 4.896407305184407]</text:p>
          </table:table-cell>
          <table:table-cell office:value-type="float" office:value="16519693.656659" calcext:value-type="float">
            <text:p>16519693.656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7581982" calcext:value-type="float">
            <text:p>337581982</text:p>
          </table:table-cell>
          <table:table-cell office:value-type="string" calcext:value-type="string">
            <text:p>[54.119423853783196; -10.794763139662477; -65.96892173085178; -2.2887380577995735; -48.36823403541712; -49.5159634218964; 2.216969917038978; -0.35207817287305465; 63.55392561085826; 89.37072244170642]</text:p>
          </table:table-cell>
          <table:table-cell office:value-type="float" office:value="14636226.982961" calcext:value-type="float">
            <text:p>14636226.982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706697" calcext:value-type="float">
            <text:p>1426706697</text:p>
          </table:table-cell>
          <table:table-cell office:value-type="string" calcext:value-type="string">
            <text:p>[5.0027172405020135; 18.192926621204244; -78.3526153936099; 11.362026161002987; 3.9148613377753385; -68.82013437310819; 41.233280624102335; -12.83101074526574; 59.74638348115195; 4.162106780527601]</text:p>
          </table:table-cell>
          <table:table-cell office:value-type="float" office:value="17892183.3115987" calcext:value-type="float">
            <text:p>17892183.31159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54572081" calcext:value-type="float">
            <text:p>1254572081</text:p>
          </table:table-cell>
          <table:table-cell office:value-type="string" calcext:value-type="string">
            <text:p>[14.061619326542553; 3.3130843777950663; -80.71543019651952; -43.91870201344494; -27.408453256064462; -60.24472849084546; -23.317283857097507; -17.13622429018154; 62.06098896695631; 26.511059722623173]</text:p>
          </table:table-cell>
          <table:table-cell office:value-type="float" office:value="14147813.222947" calcext:value-type="float">
            <text:p>14147813.2229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82111100" calcext:value-type="float">
            <text:p>1782111100</text:p>
          </table:table-cell>
          <table:table-cell office:value-type="string" calcext:value-type="string">
            <text:p>[19.765367683865087; -1.624193076247261; -56.74063677636773; -29.845226508347007; -21.65564888296833; -68.15063004380606; -0.6927619109073928; 6.112199853951619; 75.95940175290772; 26.573606283020645]</text:p>
          </table:table-cell>
          <table:table-cell office:value-type="float" office:value="12785307.2401991" calcext:value-type="float">
            <text:p>12785307.2401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87240" calcext:value-type="float">
            <text:p>40687240</text:p>
          </table:table-cell>
          <table:table-cell office:value-type="string" calcext:value-type="string">
            <text:p>[13.998981013140245; 20.5254360739851; -92.47177932465343; 2.218087722005966; 8.631307587194625; -60.925194746186705; 35.111984865743864; -28.299999205000884; 52.01983614748234; 24.781160045581352]</text:p>
          </table:table-cell>
          <table:table-cell office:value-type="float" office:value="9355133.38757311" calcext:value-type="float">
            <text:p>9355133.387573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94551782" calcext:value-type="float">
            <text:p>3794551782</text:p>
          </table:table-cell>
          <table:table-cell office:value-type="string" calcext:value-type="string">
            <text:p>[19.94360711847586; 7.306959769911581; -43.84758878685088; -28.31633945656754; -3.009676332896527; -60.286881829375695; -8.351710849136376; 30.766742681597606; 85.68791892438354; 31.628762704440586]</text:p>
          </table:table-cell>
          <table:table-cell office:value-type="float" office:value="15995780.4565523" calcext:value-type="float">
            <text:p>15995780.4565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38908288" calcext:value-type="float">
            <text:p>1038908288</text:p>
          </table:table-cell>
          <table:table-cell office:value-type="string" calcext:value-type="string">
            <text:p>[11.778507398390445; 3.8832820054297206; -67.01511333732464; 8.431918097290575; -2.751319322455789; -12.577462613653399; 27.03959461831776; -7.912778648312517; 68.6041481320123; 56.45804643979274]</text:p>
          </table:table-cell>
          <table:table-cell office:value-type="float" office:value="15139945.6679822" calcext:value-type="float">
            <text:p>15139945.6679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  <table:table-cell table:formula="of:=IF(MOD(ROW()-ROW([.$H$2]);10)=0; AVERAGE(OFFSET([.$G$2]; (ROW()-ROW([.$H$2])); 0; 10)); &quot;&quot;)" office:value-type="float" office:value="5881057.14081901" calcext:value-type="float">
            <text:p>5881057.14081901</text:p>
          </table:table-cell>
          <table:table-cell table:formula="of:=IF(MOD(ROW()-ROW([.$I$2]);10)=0; COM.MICROSOFT.STDEV.S(OFFSET([.$G$2]; (ROW()-ROW([.$I$2])); 0; 10)); &quot;&quot;)" office:value-type="float" office:value="1269891.9038425" calcext:value-type="float">
            <text:p>1269891.90384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  <table:table-cell table:formula="of:=IF(MOD(ROW()-ROW([.$H$2]);10)=0; AVERAGE(OFFSET([.$G$2]; (ROW()-ROW([.$H$2])); 0; 10)); &quot;&quot;)" office:value-type="float" office:value="839066.417404317" calcext:value-type="float">
            <text:p>839066.417404317</text:p>
          </table:table-cell>
          <table:table-cell table:formula="of:=IF(MOD(ROW()-ROW([.$I$2]);10)=0; COM.MICROSOFT.STDEV.S(OFFSET([.$G$2]; (ROW()-ROW([.$I$2])); 0; 10)); &quot;&quot;)" office:value-type="float" office:value="342200.405042859" calcext:value-type="float">
            <text:p>342200.4050428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  <table:table-cell table:formula="of:=IF(MOD(ROW()-ROW([.$H$2]);10)=0; AVERAGE(OFFSET([.$G$2]; (ROW()-ROW([.$H$2])); 0; 10)); &quot;&quot;)" office:value-type="float" office:value="345012.156119228" calcext:value-type="float">
            <text:p>345012.156119228</text:p>
          </table:table-cell>
          <table:table-cell table:formula="of:=IF(MOD(ROW()-ROW([.$I$2]);10)=0; COM.MICROSOFT.STDEV.S(OFFSET([.$G$2]; (ROW()-ROW([.$I$2])); 0; 10)); &quot;&quot;)" office:value-type="float" office:value="141971.905840686" calcext:value-type="float">
            <text:p>141971.9058406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  <table:table-cell table:formula="of:=IF(MOD(ROW()-ROW([.$H$2]);10)=0; AVERAGE(OFFSET([.$G$2]; (ROW()-ROW([.$H$2])); 0; 10)); &quot;&quot;)" office:value-type="float" office:value="181654.003819024" calcext:value-type="float">
            <text:p>181654.003819024</text:p>
          </table:table-cell>
          <table:table-cell table:formula="of:=IF(MOD(ROW()-ROW([.$I$2]);10)=0; COM.MICROSOFT.STDEV.S(OFFSET([.$G$2]; (ROW()-ROW([.$I$2])); 0; 10)); &quot;&quot;)" office:value-type="float" office:value="79546.7873507617" calcext:value-type="float">
            <text:p>79546.78735076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  <table:table-cell table:formula="of:=IF(MOD(ROW()-ROW([.$H$2]);10)=0; AVERAGE(OFFSET([.$G$2]; (ROW()-ROW([.$H$2])); 0; 10)); &quot;&quot;)" office:value-type="float" office:value="143231.766026062" calcext:value-type="float">
            <text:p>143231.766026062</text:p>
          </table:table-cell>
          <table:table-cell table:formula="of:=IF(MOD(ROW()-ROW([.$I$2]);10)=0; COM.MICROSOFT.STDEV.S(OFFSET([.$G$2]; (ROW()-ROW([.$I$2])); 0; 10)); &quot;&quot;)" office:value-type="float" office:value="60174.0394635607" calcext:value-type="float">
            <text:p>60174.039463560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889731" calcext:value-type="float">
            <text:p>212889731</text:p>
          </table:table-cell>
          <table:table-cell office:value-type="string" calcext:value-type="string">
            <text:p>[63.73146962563956; 8.357698995740975; -6.639042982455763; 89.5669416903412; 79.07879066210879; -71.97451595271892; 92.37897747380032; 98.44735674857864; 6.271041888534384; -4.000730409662893]</text:p>
          </table:table-cell>
          <table:table-cell office:value-type="float" office:value="520.190029557369" calcext:value-type="float">
            <text:p>520.190029557369</text:p>
          </table:table-cell>
          <table:table-cell table:formula="of:=IF(MOD(ROW()-ROW([.$H$2]);10)=0; AVERAGE(OFFSET([.$G$2]; (ROW()-ROW([.$H$2])); 0; 10)); &quot;&quot;)" office:value-type="float" office:value="520.206205973726" calcext:value-type="float">
            <text:p>520.206205973726</text:p>
          </table:table-cell>
          <table:table-cell table:formula="of:=IF(MOD(ROW()-ROW([.$I$2]);10)=0; COM.MICROSOFT.STDEV.S(OFFSET([.$G$2]; (ROW()-ROW([.$I$2])); 0; 10)); &quot;&quot;)" office:value-type="float" office:value="0.0345962714793868" calcext:value-type="float">
            <text:p>0.0345962714793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3340226" calcext:value-type="float">
            <text:p>2723340226</text:p>
          </table:table-cell>
          <table:table-cell office:value-type="string" calcext:value-type="string">
            <text:p>[-41.33015703941585; -4.124896604962629; 69.22527027289692; 39.85130205345226; 41.823402341058454; 17.460149980603163; -66.58244725447832; -70.03782007613884; 24.760616106007816; 38.51584380396335]</text:p>
          </table:table-cell>
          <table:table-cell office:value-type="float" office:value="520.190765704195" calcext:value-type="float">
            <text:p>520.1907657041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067162812" calcext:value-type="float">
            <text:p>3067162812</text:p>
          </table:table-cell>
          <table:table-cell office:value-type="string" calcext:value-type="string">
            <text:p>[0.7558524243132467; -40.03230452489734; 50.79733771736818; 17.813710685318455; 34.896499014846825; 27.85908405584334; 56.8693787183972; 73.15928515278856; -98.58265894849426; 51.42402722898851]</text:p>
          </table:table-cell>
          <table:table-cell office:value-type="float" office:value="520.226377381856" calcext:value-type="float">
            <text:p>520.2263773818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7062531" calcext:value-type="float">
            <text:p>2127062531</text:p>
          </table:table-cell>
          <table:table-cell office:value-type="string" calcext:value-type="string">
            <text:p>[-79.03543954626113; -66.41952178518841; 33.561168779085364; -27.517142616634345; 79.02466800345738; 42.69947665094435; 77.36507127855432; 66.62741322939047; -33.48817897828039; -22.792323571505506]</text:p>
          </table:table-cell>
          <table:table-cell office:value-type="float" office:value="520.226864398907" calcext:value-type="float">
            <text:p>520.2268643989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12419899" calcext:value-type="float">
            <text:p>4012419899</text:p>
          </table:table-cell>
          <table:table-cell office:value-type="string" calcext:value-type="string">
            <text:p>[-97.56175201235078; -35.00609352689905; 1.1263583355552953; -58.22346368311151; 21.46329172321542; 97.4322990361573; -25.881990058122156; 63.091751082709834; -99.91921230729608; 74.9917206586517]</text:p>
          </table:table-cell>
          <table:table-cell office:value-type="float" office:value="520.177521558555" calcext:value-type="float">
            <text:p>520.1775215585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59098829" calcext:value-type="float">
            <text:p>559098829</text:p>
          </table:table-cell>
          <table:table-cell office:value-type="string" calcext:value-type="string">
            <text:p>[83.83568697140055; -34.17509306999327; 52.184445494293584; -50.463678104191764; -17.81053906513546; -59.52782788385542; 1.6323766154584547; 68.67298505534367; 97.95441288951841; 23.36136192007278]</text:p>
          </table:table-cell>
          <table:table-cell office:value-type="float" office:value="520.218444820172" calcext:value-type="float">
            <text:p>520.2184448201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75736458" calcext:value-type="float">
            <text:p>975736458</text:p>
          </table:table-cell>
          <table:table-cell office:value-type="string" calcext:value-type="string">
            <text:p>[3.0627680205372485; -15.060358789697332; -20.73807896007736; -83.66945254861935; 66.2877990735924; -45.384939202882734; -53.05720681163597; -11.06060729962644; -96.05349992112396; -34.04498782042644]</text:p>
          </table:table-cell>
          <table:table-cell office:value-type="float" office:value="520.24592096181" calcext:value-type="float">
            <text:p>520.245920961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61469973" calcext:value-type="float">
            <text:p>561469973</text:p>
          </table:table-cell>
          <table:table-cell office:value-type="string" calcext:value-type="string">
            <text:p>[48.83140364453121; -66.91612414812518; 23.61774651239648; -78.83631956608887; 69.90195361008881; 88.53600880171382; 77.02821789519737; -14.588725701758804; 1.3954051095754494; 78.55818939901559]</text:p>
          </table:table-cell>
          <table:table-cell office:value-type="float" office:value="520.153869628017" calcext:value-type="float">
            <text:p>520.1538696280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69244750" calcext:value-type="float">
            <text:p>2969244750</text:p>
          </table:table-cell>
          <table:table-cell office:value-type="string" calcext:value-type="string">
            <text:p>[17.45373128707503; -11.357336009997738; -15.391229308884704; 49.69748711027452; -28.752216518162356; -71.84617333265052; 80.38103857615252; -12.789641580259342; 66.83425412926073; 25.49287893621141]</text:p>
          </table:table-cell>
          <table:table-cell office:value-type="float" office:value="520.260586989716" calcext:value-type="float">
            <text:p>520.2605869897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51117894" calcext:value-type="float">
            <text:p>1151117894</text:p>
          </table:table-cell>
          <table:table-cell office:value-type="string" calcext:value-type="string">
            <text:p>[73.15086408600331; 9.463810103595563; 63.881370712687186; -74.62988744871055; 65.84676367174836; -33.78640043985004; 51.58966396887712; -33.001000106367925; -92.07095047093912; -20.73217652404398]</text:p>
          </table:table-cell>
          <table:table-cell office:value-type="float" office:value="520.17167873666" calcext:value-type="float">
            <text:p>520.171678736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  <table:table-cell table:formula="of:=IF(MOD(ROW()-ROW([.$H$2]);10)=0; AVERAGE(OFFSET([.$G$2]; (ROW()-ROW([.$H$2])); 0; 10)); &quot;&quot;)" office:value-type="float" office:value="520.097121603492" calcext:value-type="float">
            <text:p>520.097121603492</text:p>
          </table:table-cell>
          <table:table-cell table:formula="of:=IF(MOD(ROW()-ROW([.$I$2]);10)=0; COM.MICROSOFT.STDEV.S(OFFSET([.$G$2]; (ROW()-ROW([.$I$2])); 0; 10)); &quot;&quot;)" office:value-type="float" office:value="0.310035461221714" calcext:value-type="float">
            <text:p>0.310035461221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  <table:table-cell table:formula="of:=IF(MOD(ROW()-ROW([.$H$2]);10)=0; AVERAGE(OFFSET([.$G$2]; (ROW()-ROW([.$H$2])); 0; 10)); &quot;&quot;)" office:value-type="float" office:value="520.026764650662" calcext:value-type="float">
            <text:p>520.026764650662</text:p>
          </table:table-cell>
          <table:table-cell table:formula="of:=IF(MOD(ROW()-ROW([.$I$2]);10)=0; COM.MICROSOFT.STDEV.S(OFFSET([.$G$2]; (ROW()-ROW([.$I$2])); 0; 10)); &quot;&quot;)" office:value-type="float" office:value="0.141539882912309" calcext:value-type="float">
            <text:p>0.1415398829123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  <table:table-cell table:formula="of:=IF(MOD(ROW()-ROW([.$H$2]);10)=0; AVERAGE(OFFSET([.$G$2]; (ROW()-ROW([.$H$2])); 0; 10)); &quot;&quot;)" office:value-type="float" office:value="518.300749594073" calcext:value-type="float">
            <text:p>518.300749594073</text:p>
          </table:table-cell>
          <table:table-cell table:formula="of:=IF(MOD(ROW()-ROW([.$I$2]);10)=0; COM.MICROSOFT.STDEV.S(OFFSET([.$G$2]; (ROW()-ROW([.$I$2])); 0; 10)); &quot;&quot;)" office:value-type="float" office:value="3.38973875400709" calcext:value-type="float">
            <text:p>3.389738754007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  <table:table-cell table:formula="of:=IF(MOD(ROW()-ROW([.$H$2]);10)=0; AVERAGE(OFFSET([.$G$2]; (ROW()-ROW([.$H$2])); 0; 10)); &quot;&quot;)" office:value-type="float" office:value="516.728168286602" calcext:value-type="float">
            <text:p>516.728168286602</text:p>
          </table:table-cell>
          <table:table-cell table:formula="of:=IF(MOD(ROW()-ROW([.$I$2]);10)=0; COM.MICROSOFT.STDEV.S(OFFSET([.$G$2]; (ROW()-ROW([.$I$2])); 0; 10)); &quot;&quot;)" office:value-type="float" office:value="5.16715421460447" calcext:value-type="float">
            <text:p>5.1671542146044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  <table:table-cell table:formula="of:=IF(MOD(ROW()-ROW([.$H$2]);10)=0; AVERAGE(OFFSET([.$G$2]; (ROW()-ROW([.$H$2])); 0; 10)); &quot;&quot;)" office:value-type="float" office:value="519.83033147921" calcext:value-type="float">
            <text:p>519.83033147921</text:p>
          </table:table-cell>
          <table:table-cell table:formula="of:=IF(MOD(ROW()-ROW([.$I$2]);10)=0; COM.MICROSOFT.STDEV.S(OFFSET([.$G$2]; (ROW()-ROW([.$I$2])); 0; 10)); &quot;&quot;)" office:value-type="float" office:value="0.215309287827921" calcext:value-type="float">
            <text:p>0.2153092878279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71426463" calcext:value-type="float">
            <text:p>1071426463</text:p>
          </table:table-cell>
          <table:table-cell office:value-type="string" calcext:value-type="string">
            <text:p>[21.220264442002417; -32.114277655684674; -2.0360022233909802; -28.503600651286362; -5.706032317932822; -17.226002300722364; 5.534308104511003; 62.509702797323655; 42.078069424898594; -21.39661746702246]</text:p>
          </table:table-cell>
          <table:table-cell office:value-type="float" office:value="520.172127755495" calcext:value-type="float">
            <text:p>520.172127755495</text:p>
          </table:table-cell>
          <table:table-cell table:formula="of:=IF(MOD(ROW()-ROW([.$H$2]);10)=0; AVERAGE(OFFSET([.$G$2]; (ROW()-ROW([.$H$2])); 0; 10)); &quot;&quot;)" office:value-type="float" office:value="520.230881018337" calcext:value-type="float">
            <text:p>520.230881018337</text:p>
          </table:table-cell>
          <table:table-cell table:formula="of:=IF(MOD(ROW()-ROW([.$I$2]);10)=0; COM.MICROSOFT.STDEV.S(OFFSET([.$G$2]; (ROW()-ROW([.$I$2])); 0; 10)); &quot;&quot;)" office:value-type="float" office:value="0.0969162789569327" calcext:value-type="float">
            <text:p>0.09691627895693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72567970" calcext:value-type="float">
            <text:p>1472567970</text:p>
          </table:table-cell>
          <table:table-cell office:value-type="string" calcext:value-type="string">
            <text:p>[-36.11089706674048; -7.593560563555297; -82.90760773405773; -8.310695696747015; 44.77922476837735; -4.933314690744522; 68.14555657210633; -18.596263844886654; 15.107723253986002; 17.848559336761696]</text:p>
          </table:table-cell>
          <table:table-cell office:value-type="float" office:value="520.188983675895" calcext:value-type="float">
            <text:p>520.1889836758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32569411" calcext:value-type="float">
            <text:p>1432569411</text:p>
          </table:table-cell>
          <table:table-cell office:value-type="string" calcext:value-type="string">
            <text:p>[-57.46792402901762; 22.907487498595188; 21.714526610517584; -34.176501899622686; 10.1844994355875; -29.356097946449; -4.647228120492766; 75.20710822089114; -11.387130298219416; 57.26456490971429]</text:p>
          </table:table-cell>
          <table:table-cell office:value-type="float" office:value="520.22398573452" calcext:value-type="float">
            <text:p>520.22398573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639730785" calcext:value-type="float">
            <text:p>639730785</text:p>
          </table:table-cell>
          <table:table-cell office:value-type="string" calcext:value-type="string">
            <text:p>[-13.232443076435784; -63.31883448528737; 12.754898769652115; -57.827459312723285; -14.751669447909395; -11.191337502126588; -16.351112046248026; 91.87159363012584; 41.347273591463164; 8.84570210714524]</text:p>
          </table:table-cell>
          <table:table-cell office:value-type="float" office:value="520.30949868847" calcext:value-type="float">
            <text:p>520.309498688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66175191" calcext:value-type="float">
            <text:p>966175191</text:p>
          </table:table-cell>
          <table:table-cell office:value-type="string" calcext:value-type="string">
            <text:p>[27.083129663651842; -14.135601555799633; -16.908083343571306; 21.1847500154163; 0.44502814206383423; -10.839034564302153; -24.206372105412452; -18.180626655725277; -14.959621843375679; -30.74728847659825]</text:p>
          </table:table-cell>
          <table:table-cell office:value-type="float" office:value="520.249419631597" calcext:value-type="float">
            <text:p>520.2494196315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19088768" calcext:value-type="float">
            <text:p>2019088768</text:p>
          </table:table-cell>
          <table:table-cell office:value-type="string" calcext:value-type="string">
            <text:p>[36.558434091110115; 12.172183527185172; 5.910841263079702; 48.671196019324775; 73.1407340523684; -0.4990725198150141; -3.9938685500333317; -3.7265983047948623; 6.595659803412193; -24.66770044069282]</text:p>
          </table:table-cell>
          <table:table-cell office:value-type="float" office:value="520.232172961186" calcext:value-type="float">
            <text:p>520.232172961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44325704" calcext:value-type="float">
            <text:p>2844325704</text:p>
          </table:table-cell>
          <table:table-cell office:value-type="string" calcext:value-type="string">
            <text:p>[-6.268477560760026; -50.60492478514674; 31.79412152277441; 28.116154808845906; 23.261229429824418; 22.830832697952214; 7.31458906723724; -72.06344803172647; -71.91006860185642; -30.719327508482927]</text:p>
          </table:table-cell>
          <table:table-cell office:value-type="float" office:value="520.006257560618" calcext:value-type="float">
            <text:p>520.006257560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16803076" calcext:value-type="float">
            <text:p>1716803076</text:p>
          </table:table-cell>
          <table:table-cell office:value-type="string" calcext:value-type="string">
            <text:p>[-8.818573338501817; -33.15039132796121; 13.087492103697993; -20.758132003744976; 9.014815516753547; 4.093912866056321; 16.07575642981716; -85.09718057275437; -34.76078260712519; -15.716117034450196]</text:p>
          </table:table-cell>
          <table:table-cell office:value-type="float" office:value="520.287781884701" calcext:value-type="float">
            <text:p>520.287781884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00106042" calcext:value-type="float">
            <text:p>3900106042</text:p>
          </table:table-cell>
          <table:table-cell office:value-type="string" calcext:value-type="string">
            <text:p>[22.471383703690833; 6.765655366068446; -12.477456753414426; -1.5487140436027014; -1.3648413762695575; -0.11099992043552653; 0.9019964156447096; -1.6888541750834816; -39.41722581091052; 81.78163415823636]</text:p>
          </table:table-cell>
          <table:table-cell office:value-type="float" office:value="520.360690500201" calcext:value-type="float">
            <text:p>520.360690500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66433472" calcext:value-type="float">
            <text:p>4266433472</text:p>
          </table:table-cell>
          <table:table-cell office:value-type="string" calcext:value-type="string">
            <text:p>[-4.490373102314586; -4.111746321204445; -20.8613587887645; 30.20912323394931; 43.877094873391776; 5.119470730000328; -13.88669659108159; -71.20332569260233; -8.898646488903049; 38.44031862813508]</text:p>
          </table:table-cell>
          <table:table-cell office:value-type="float" office:value="520.277891790688" calcext:value-type="float">
            <text:p>520.2778917906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  <table:table-cell table:formula="of:=IF(MOD(ROW()-ROW([.$H$2]);10)=0; AVERAGE(OFFSET([.$G$2]; (ROW()-ROW([.$H$2])); 0; 10)); &quot;&quot;)" office:value-type="float" office:value="520.125677509273" calcext:value-type="float">
            <text:p>520.125677509273</text:p>
          </table:table-cell>
          <table:table-cell table:formula="of:=IF(MOD(ROW()-ROW([.$I$2]);10)=0; COM.MICROSOFT.STDEV.S(OFFSET([.$G$2]; (ROW()-ROW([.$I$2])); 0; 10)); &quot;&quot;)" office:value-type="float" office:value="0.40675000706522" calcext:value-type="float">
            <text:p>0.406750007065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  <table:table-cell table:formula="of:=IF(MOD(ROW()-ROW([.$H$2]);10)=0; AVERAGE(OFFSET([.$G$2]; (ROW()-ROW([.$H$2])); 0; 10)); &quot;&quot;)" office:value-type="float" office:value="512.625817634204" calcext:value-type="float">
            <text:p>512.625817634204</text:p>
          </table:table-cell>
          <table:table-cell table:formula="of:=IF(MOD(ROW()-ROW([.$I$2]);10)=0; COM.MICROSOFT.STDEV.S(OFFSET([.$G$2]; (ROW()-ROW([.$I$2])); 0; 10)); &quot;&quot;)" office:value-type="float" office:value="5.01819907020161" calcext:value-type="float">
            <text:p>5.018199070201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  <table:table-cell table:formula="of:=IF(MOD(ROW()-ROW([.$H$2]);10)=0; AVERAGE(OFFSET([.$G$2]; (ROW()-ROW([.$H$2])); 0; 10)); &quot;&quot;)" office:value-type="float" office:value="507.894446736264" calcext:value-type="float">
            <text:p>507.894446736264</text:p>
          </table:table-cell>
          <table:table-cell table:formula="of:=IF(MOD(ROW()-ROW([.$I$2]);10)=0; COM.MICROSOFT.STDEV.S(OFFSET([.$G$2]; (ROW()-ROW([.$I$2])); 0; 10)); &quot;&quot;)" office:value-type="float" office:value="0.857736472142688" calcext:value-type="float">
            <text:p>0.8577364721426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  <table:table-cell table:formula="of:=IF(MOD(ROW()-ROW([.$H$2]);10)=0; AVERAGE(OFFSET([.$G$2]; (ROW()-ROW([.$H$2])); 0; 10)); &quot;&quot;)" office:value-type="float" office:value="508.79476805523" calcext:value-type="float">
            <text:p>508.79476805523</text:p>
          </table:table-cell>
          <table:table-cell table:formula="of:=IF(MOD(ROW()-ROW([.$I$2]);10)=0; COM.MICROSOFT.STDEV.S(OFFSET([.$G$2]; (ROW()-ROW([.$I$2])); 0; 10)); &quot;&quot;)" office:value-type="float" office:value="3.83488003394041" calcext:value-type="float">
            <text:p>3.834880033940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  <table:table-cell table:formula="of:=IF(MOD(ROW()-ROW([.$H$2]);10)=0; AVERAGE(OFFSET([.$G$2]; (ROW()-ROW([.$H$2])); 0; 10)); &quot;&quot;)" office:value-type="float" office:value="508.782671920533" calcext:value-type="float">
            <text:p>508.782671920533</text:p>
          </table:table-cell>
          <table:table-cell table:formula="of:=IF(MOD(ROW()-ROW([.$I$2]);10)=0; COM.MICROSOFT.STDEV.S(OFFSET([.$G$2]; (ROW()-ROW([.$I$2])); 0; 10)); &quot;&quot;)" office:value-type="float" office:value="4.04645039264734" calcext:value-type="float">
            <text:p>4.046450392647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10))" office:value-type="string" office:string-value="F12014" calcext:value-type="string">
            <text:p>F12014</text:p>
          </table:table-cell>
          <table:table-cell table:formula="of:=INDIRECT(ADDRESS([.$A2];2;1;1;10))" office:value-type="string" office:string-value="one_point" calcext:value-type="string">
            <text:p>one_point</text:p>
          </table:table-cell>
          <table:table-cell table:formula="of:=INDIRECT(ADDRESS([.$A2];3;1;1;10))" office:value-type="string" office:string-value="roulette" calcext:value-type="string">
            <text:p>roulette</text:p>
          </table:table-cell>
          <table:table-cell table:formula="of:=INDIRECT(ADDRESS([.$A2];4;1;1;10))" office:value-type="string" office:string-value="None" calcext:value-type="string">
            <text:p>None</text:p>
          </table:table-cell>
          <table:table-cell table:style-name="ce3" table:formula="of:=MIN(INDIRECT(ADDRESS([.$A2];7;1;1;10)):INDIRECT(ADDRESS([.$A2] +9;7;1;1;10)))" office:value-type="float" office:value="5427918.33979171" calcext:value-type="float">
            <text:p>5,427,918.34</text:p>
          </table:table-cell>
          <table:table-cell table:style-name="ce5" table:formula="of:=INDIRECT(ADDRESS([.$A2];8;1;1;10))" office:value-type="float" office:value="8721732.83853752" calcext:value-type="float">
            <text:p>8,721,732.84</text:p>
          </table:table-cell>
          <table:table-cell table:style-name="ce7" table:formula="of:=INDIRECT(ADDRESS([.$A2];9;1;1;10))" office:value-type="float" office:value="2010993.98609188" calcext:value-type="float">
            <text:p>2,010,993.99</text:p>
          </table:table-cell>
          <table:table-cell table:style-name="ce9" table:formula="of:=[.G2]-[.J2]" office:value-type="float" office:value="8721632.83853752" calcext:value-type="float">
            <text:p>8,721,632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10))" office:value-type="string" office:string-value="F12014" calcext:value-type="string">
            <text:p>F12014</text:p>
          </table:table-cell>
          <table:table-cell table:formula="of:=INDIRECT(ADDRESS([.$A3];2;1;1;10))" office:value-type="string" office:string-value="one_point" calcext:value-type="string">
            <text:p>one_point</text:p>
          </table:table-cell>
          <table:table-cell table:formula="of:=INDIRECT(ADDRESS([.$A3];3;1;1;10))" office:value-type="string" office:string-value="tournament" calcext:value-type="string">
            <text:p>tournament</text:p>
          </table:table-cell>
          <table:table-cell table:formula="of:=INDIRECT(ADDRESS([.$A3];4;1;1;10))" office:value-type="float" office:value="0.1" calcext:value-type="float">
            <text:p>0.1</text:p>
          </table:table-cell>
          <table:table-cell table:style-name="ce3" table:formula="of:=MIN(INDIRECT(ADDRESS([.$A3];7;1;1;10)):INDIRECT(ADDRESS([.$A3] +9;7;1;1;10)))" office:value-type="float" office:value="1984810.70650962" calcext:value-type="float">
            <text:p>1,984,810.71</text:p>
          </table:table-cell>
          <table:table-cell table:style-name="ce5" table:formula="of:=INDIRECT(ADDRESS([.$A3];8;1;1;10))" office:value-type="float" office:value="5039684.3624863" calcext:value-type="float">
            <text:p>5,039,684.36</text:p>
          </table:table-cell>
          <table:table-cell table:style-name="ce7" table:formula="of:=INDIRECT(ADDRESS([.$A3];9;1;1;10))" office:value-type="float" office:value="2413869.41710437" calcext:value-type="float">
            <text:p>2,413,869.42</text:p>
          </table:table-cell>
          <table:table-cell table:style-name="ce9" table:formula="of:=[.G3]-[.J3]" office:value-type="float" office:value="5039584.3624863" calcext:value-type="float">
            <text:p>5,039,584.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10))" office:value-type="string" office:string-value="F12014" calcext:value-type="string">
            <text:p>F12014</text:p>
          </table:table-cell>
          <table:table-cell table:formula="of:=INDIRECT(ADDRESS([.$A4];2;1;1;10))" office:value-type="string" office:string-value="one_point" calcext:value-type="string">
            <text:p>one_point</text:p>
          </table:table-cell>
          <table:table-cell table:formula="of:=INDIRECT(ADDRESS([.$A4];3;1;1;10))" office:value-type="string" office:string-value="tournament" calcext:value-type="string">
            <text:p>tournament</text:p>
          </table:table-cell>
          <table:table-cell table:formula="of:=INDIRECT(ADDRESS([.$A4];4;1;1;10))" office:value-type="float" office:value="0.2" calcext:value-type="float">
            <text:p>0.2</text:p>
          </table:table-cell>
          <table:table-cell table:style-name="ce3" table:formula="of:=MIN(INDIRECT(ADDRESS([.$A4];7;1;1;10)):INDIRECT(ADDRESS([.$A4] +9;7;1;1;10)))" office:value-type="float" office:value="626253.429685974" calcext:value-type="float">
            <text:p>626,253.43</text:p>
          </table:table-cell>
          <table:table-cell table:style-name="ce5" table:formula="of:=INDIRECT(ADDRESS([.$A4];8;1;1;10))" office:value-type="float" office:value="2977922.46536919" calcext:value-type="float">
            <text:p>2,977,922.47</text:p>
          </table:table-cell>
          <table:table-cell table:style-name="ce7" table:formula="of:=INDIRECT(ADDRESS([.$A4];9;1;1;10))" office:value-type="float" office:value="1469234.27944126" calcext:value-type="float">
            <text:p>1,469,234.28</text:p>
          </table:table-cell>
          <table:table-cell table:style-name="ce9" table:formula="of:=[.G4]-[.J4]" office:value-type="float" office:value="2977822.46536919" calcext:value-type="float">
            <text:p>2,977,822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10))" office:value-type="string" office:string-value="F12014" calcext:value-type="string">
            <text:p>F12014</text:p>
          </table:table-cell>
          <table:table-cell table:formula="of:=INDIRECT(ADDRESS([.$A5];2;1;1;10))" office:value-type="string" office:string-value="one_point" calcext:value-type="string">
            <text:p>one_point</text:p>
          </table:table-cell>
          <table:table-cell table:formula="of:=INDIRECT(ADDRESS([.$A5];3;1;1;10))" office:value-type="string" office:string-value="tournament" calcext:value-type="string">
            <text:p>tournament</text:p>
          </table:table-cell>
          <table:table-cell table:formula="of:=INDIRECT(ADDRESS([.$A5];4;1;1;10))" office:value-type="float" office:value="0.3" calcext:value-type="float">
            <text:p>0.3</text:p>
          </table:table-cell>
          <table:table-cell table:style-name="ce3" table:formula="of:=MIN(INDIRECT(ADDRESS([.$A5];7;1;1;10)):INDIRECT(ADDRESS([.$A5] +9;7;1;1;10)))" office:value-type="float" office:value="251279.864132482" calcext:value-type="float">
            <text:p>251,279.86</text:p>
          </table:table-cell>
          <table:table-cell table:style-name="ce5" table:formula="of:=INDIRECT(ADDRESS([.$A5];8;1;1;10))" office:value-type="float" office:value="1967444.84212688" calcext:value-type="float">
            <text:p>1,967,444.84</text:p>
          </table:table-cell>
          <table:table-cell table:style-name="ce7" table:formula="of:=INDIRECT(ADDRESS([.$A5];9;1;1;10))" office:value-type="float" office:value="976822.476423955" calcext:value-type="float">
            <text:p>976,822.48</text:p>
          </table:table-cell>
          <table:table-cell table:style-name="ce9" table:formula="of:=[.G5]-[.J5]" office:value-type="float" office:value="1967344.84212688" calcext:value-type="float">
            <text:p>1,967,344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10))" office:value-type="string" office:string-value="F12014" calcext:value-type="string">
            <text:p>F12014</text:p>
          </table:table-cell>
          <table:table-cell table:formula="of:=INDIRECT(ADDRESS([.$A6];2;1;1;10))" office:value-type="string" office:string-value="one_point" calcext:value-type="string">
            <text:p>one_point</text:p>
          </table:table-cell>
          <table:table-cell table:formula="of:=INDIRECT(ADDRESS([.$A6];3;1;1;10))" office:value-type="string" office:string-value="tournament" calcext:value-type="string">
            <text:p>tournament</text:p>
          </table:table-cell>
          <table:table-cell table:formula="of:=INDIRECT(ADDRESS([.$A6];4;1;1;10))" office:value-type="float" office:value="0.4" calcext:value-type="float">
            <text:p>0.4</text:p>
          </table:table-cell>
          <table:table-cell table:style-name="ce3" table:formula="of:=MIN(INDIRECT(ADDRESS([.$A6];7;1;1;10)):INDIRECT(ADDRESS([.$A6] +9;7;1;1;10)))" office:value-type="float" office:value="136152.150909522" calcext:value-type="float">
            <text:p>136,152.15</text:p>
          </table:table-cell>
          <table:table-cell table:style-name="ce5" table:formula="of:=INDIRECT(ADDRESS([.$A6];8;1;1;10))" office:value-type="float" office:value="778614.731053803" calcext:value-type="float">
            <text:p>778,614.73</text:p>
          </table:table-cell>
          <table:table-cell table:style-name="ce7" table:formula="of:=INDIRECT(ADDRESS([.$A6];9;1;1;10))" office:value-type="float" office:value="474529.838392353" calcext:value-type="float">
            <text:p>474,529.84</text:p>
          </table:table-cell>
          <table:table-cell table:style-name="ce9" table:formula="of:=[.G6]-[.J6]" office:value-type="float" office:value="778514.731053803" calcext:value-type="float">
            <text:p>778,514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10))" office:value-type="string" office:string-value="F12014" calcext:value-type="string">
            <text:p>F12014</text:p>
          </table:table-cell>
          <table:table-cell table:formula="of:=INDIRECT(ADDRESS([.$A7];2;1;1;10))" office:value-type="string" office:string-value="one_point" calcext:value-type="string">
            <text:p>one_point</text:p>
          </table:table-cell>
          <table:table-cell table:formula="of:=INDIRECT(ADDRESS([.$A7];3;1;1;10))" office:value-type="string" office:string-value="tournament" calcext:value-type="string">
            <text:p>tournament</text:p>
          </table:table-cell>
          <table:table-cell table:formula="of:=INDIRECT(ADDRESS([.$A7];4;1;1;10))" office:value-type="float" office:value="0.5" calcext:value-type="float">
            <text:p>0.5</text:p>
          </table:table-cell>
          <table:table-cell table:style-name="ce3" table:formula="of:=MIN(INDIRECT(ADDRESS([.$A7];7;1;1;10)):INDIRECT(ADDRESS([.$A7] +9;7;1;1;10)))" office:value-type="float" office:value="125213.298338222" calcext:value-type="float">
            <text:p>125,213.30</text:p>
          </table:table-cell>
          <table:table-cell table:style-name="ce5" table:formula="of:=INDIRECT(ADDRESS([.$A7];8;1;1;10))" office:value-type="float" office:value="300636.402255448" calcext:value-type="float">
            <text:p>300,636.40</text:p>
          </table:table-cell>
          <table:table-cell table:style-name="ce7" table:formula="of:=INDIRECT(ADDRESS([.$A7];9;1;1;10))" office:value-type="float" office:value="134755.605290971" calcext:value-type="float">
            <text:p>134,755.61</text:p>
          </table:table-cell>
          <table:table-cell table:style-name="ce9" table:formula="of:=[.G7]-[.J7]" office:value-type="float" office:value="300536.402255448" calcext:value-type="float">
            <text:p>300,536.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10))" office:value-type="string" office:string-value="F12014" calcext:value-type="string">
            <text:p>F12014</text:p>
          </table:table-cell>
          <table:table-cell table:formula="of:=INDIRECT(ADDRESS([.$A8];2;1;1;10))" office:value-type="string" office:string-value="arithmetic" calcext:value-type="string">
            <text:p>arithmetic</text:p>
          </table:table-cell>
          <table:table-cell table:formula="of:=INDIRECT(ADDRESS([.$A8];3;1;1;10))" office:value-type="string" office:string-value="roulette" calcext:value-type="string">
            <text:p>roulette</text:p>
          </table:table-cell>
          <table:table-cell table:formula="of:=INDIRECT(ADDRESS([.$A8];4;1;1;10))" office:value-type="string" office:string-value="None" calcext:value-type="string">
            <text:p>None</text:p>
          </table:table-cell>
          <table:table-cell table:style-name="ce3" table:formula="of:=MIN(INDIRECT(ADDRESS([.$A8];7;1;1;10)):INDIRECT(ADDRESS([.$A8] +9;7;1;1;10)))" office:value-type="float" office:value="9355133.38757311" calcext:value-type="float">
            <text:p>9,355,133.39</text:p>
          </table:table-cell>
          <table:table-cell table:style-name="ce5" table:formula="of:=INDIRECT(ADDRESS([.$A8];8;1;1;10))" office:value-type="float" office:value="15026194.6814538" calcext:value-type="float">
            <text:p>15,026,194.68</text:p>
          </table:table-cell>
          <table:table-cell table:style-name="ce7" table:formula="of:=INDIRECT(ADDRESS([.$A8];9;1;1;10))" office:value-type="float" office:value="2507612.15813649" calcext:value-type="float">
            <text:p>2,507,612.16</text:p>
          </table:table-cell>
          <table:table-cell table:style-name="ce9" table:formula="of:=[.G8]-[.J8]" office:value-type="float" office:value="15026094.6814538" calcext:value-type="float">
            <text:p>15,026,094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10))" office:value-type="string" office:string-value="F12014" calcext:value-type="string">
            <text:p>F12014</text:p>
          </table:table-cell>
          <table:table-cell table:formula="of:=INDIRECT(ADDRESS([.$A9];2;1;1;10))" office:value-type="string" office:string-value="arithmetic" calcext:value-type="string">
            <text:p>arithmetic</text:p>
          </table:table-cell>
          <table:table-cell table:formula="of:=INDIRECT(ADDRESS([.$A9];3;1;1;10))" office:value-type="string" office:string-value="tournament" calcext:value-type="string">
            <text:p>tournament</text:p>
          </table:table-cell>
          <table:table-cell table:formula="of:=INDIRECT(ADDRESS([.$A9];4;1;1;10))" office:value-type="float" office:value="0.1" calcext:value-type="float">
            <text:p>0.1</text:p>
          </table:table-cell>
          <table:table-cell table:style-name="ce3" table:formula="of:=MIN(INDIRECT(ADDRESS([.$A9];7;1;1;10)):INDIRECT(ADDRESS([.$A9] +9;7;1;1;10)))" office:value-type="float" office:value="4044396.31180613" calcext:value-type="float">
            <text:p>4,044,396.31</text:p>
          </table:table-cell>
          <table:table-cell table:style-name="ce5" table:formula="of:=INDIRECT(ADDRESS([.$A9];8;1;1;10))" office:value-type="float" office:value="5881057.14081901" calcext:value-type="float">
            <text:p>5,881,057.14</text:p>
          </table:table-cell>
          <table:table-cell table:style-name="ce7" table:formula="of:=INDIRECT(ADDRESS([.$A9];9;1;1;10))" office:value-type="float" office:value="1269891.9038425" calcext:value-type="float">
            <text:p>1,269,891.90</text:p>
          </table:table-cell>
          <table:table-cell table:style-name="ce9" table:formula="of:=[.G9]-[.J9]" office:value-type="float" office:value="5880957.14081901" calcext:value-type="float">
            <text:p>5,880,95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10))" office:value-type="string" office:string-value="F12014" calcext:value-type="string">
            <text:p>F12014</text:p>
          </table:table-cell>
          <table:table-cell table:formula="of:=INDIRECT(ADDRESS([.$A10];2;1;1;10))" office:value-type="string" office:string-value="arithmetic" calcext:value-type="string">
            <text:p>arithmetic</text:p>
          </table:table-cell>
          <table:table-cell table:formula="of:=INDIRECT(ADDRESS([.$A10];3;1;1;10))" office:value-type="string" office:string-value="tournament" calcext:value-type="string">
            <text:p>tournament</text:p>
          </table:table-cell>
          <table:table-cell table:formula="of:=INDIRECT(ADDRESS([.$A10];4;1;1;10))" office:value-type="float" office:value="0.2" calcext:value-type="float">
            <text:p>0.2</text:p>
          </table:table-cell>
          <table:table-cell table:style-name="ce3" table:formula="of:=MIN(INDIRECT(ADDRESS([.$A10];7;1;1;10)):INDIRECT(ADDRESS([.$A10] +9;7;1;1;10)))" office:value-type="float" office:value="332668.027385679" calcext:value-type="float">
            <text:p>332,668.03</text:p>
          </table:table-cell>
          <table:table-cell table:style-name="ce5" table:formula="of:=INDIRECT(ADDRESS([.$A10];8;1;1;10))" office:value-type="float" office:value="839066.417404317" calcext:value-type="float">
            <text:p>839,066.42</text:p>
          </table:table-cell>
          <table:table-cell table:style-name="ce7" table:formula="of:=INDIRECT(ADDRESS([.$A10];9;1;1;10))" office:value-type="float" office:value="342200.405042859" calcext:value-type="float">
            <text:p>342,200.41</text:p>
          </table:table-cell>
          <table:table-cell table:style-name="ce9" table:formula="of:=[.G10]-[.J10]" office:value-type="float" office:value="838966.417404317" calcext:value-type="float">
            <text:p>838,96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10))" office:value-type="string" office:string-value="F12014" calcext:value-type="string">
            <text:p>F12014</text:p>
          </table:table-cell>
          <table:table-cell table:formula="of:=INDIRECT(ADDRESS([.$A11];2;1;1;10))" office:value-type="string" office:string-value="arithmetic" calcext:value-type="string">
            <text:p>arithmetic</text:p>
          </table:table-cell>
          <table:table-cell table:formula="of:=INDIRECT(ADDRESS([.$A11];3;1;1;10))" office:value-type="string" office:string-value="tournament" calcext:value-type="string">
            <text:p>tournament</text:p>
          </table:table-cell>
          <table:table-cell table:formula="of:=INDIRECT(ADDRESS([.$A11];4;1;1;10))" office:value-type="float" office:value="0.3" calcext:value-type="float">
            <text:p>0.3</text:p>
          </table:table-cell>
          <table:table-cell table:style-name="ce3" table:formula="of:=MIN(INDIRECT(ADDRESS([.$A11];7;1;1;10)):INDIRECT(ADDRESS([.$A11] +9;7;1;1;10)))" office:value-type="float" office:value="179742.673298917" calcext:value-type="float">
            <text:p>179,742.67</text:p>
          </table:table-cell>
          <table:table-cell table:style-name="ce5" table:formula="of:=INDIRECT(ADDRESS([.$A11];8;1;1;10))" office:value-type="float" office:value="345012.156119228" calcext:value-type="float">
            <text:p>345,012.16</text:p>
          </table:table-cell>
          <table:table-cell table:style-name="ce7" table:formula="of:=INDIRECT(ADDRESS([.$A11];9;1;1;10))" office:value-type="float" office:value="141971.905840686" calcext:value-type="float">
            <text:p>141,971.91</text:p>
          </table:table-cell>
          <table:table-cell table:style-name="ce9" table:formula="of:=[.G11]-[.J11]" office:value-type="float" office:value="344912.156119228" calcext:value-type="float">
            <text:p>344,912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10))" office:value-type="string" office:string-value="F12014" calcext:value-type="string">
            <text:p>F12014</text:p>
          </table:table-cell>
          <table:table-cell table:formula="of:=INDIRECT(ADDRESS([.$A12];2;1;1;10))" office:value-type="string" office:string-value="arithmetic" calcext:value-type="string">
            <text:p>arithmetic</text:p>
          </table:table-cell>
          <table:table-cell table:formula="of:=INDIRECT(ADDRESS([.$A12];3;1;1;10))" office:value-type="string" office:string-value="tournament" calcext:value-type="string">
            <text:p>tournament</text:p>
          </table:table-cell>
          <table:table-cell table:formula="of:=INDIRECT(ADDRESS([.$A12];4;1;1;10))" office:value-type="float" office:value="0.4" calcext:value-type="float">
            <text:p>0.4</text:p>
          </table:table-cell>
          <table:table-cell table:style-name="ce3" table:formula="of:=MIN(INDIRECT(ADDRESS([.$A12];7;1;1;10)):INDIRECT(ADDRESS([.$A12] +9;7;1;1;10)))" office:value-type="float" office:value="98441.2720116568" calcext:value-type="float">
            <text:p>98,441.27</text:p>
          </table:table-cell>
          <table:table-cell table:style-name="ce5" table:formula="of:=INDIRECT(ADDRESS([.$A12];8;1;1;10))" office:value-type="float" office:value="181654.003819024" calcext:value-type="float">
            <text:p>181,654.00</text:p>
          </table:table-cell>
          <table:table-cell table:style-name="ce7" table:formula="of:=INDIRECT(ADDRESS([.$A12];9;1;1;10))" office:value-type="float" office:value="79546.7873507617" calcext:value-type="float">
            <text:p>79,546.79</text:p>
          </table:table-cell>
          <table:table-cell table:style-name="ce9" table:formula="of:=[.G12]-[.J12]" office:value-type="float" office:value="181554.003819024" calcext:value-type="float">
            <text:p>181,55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10))" office:value-type="string" office:string-value="F12014" calcext:value-type="string">
            <text:p>F12014</text:p>
          </table:table-cell>
          <table:table-cell table:formula="of:=INDIRECT(ADDRESS([.$A13];2;1;1;10))" office:value-type="string" office:string-value="arithmetic" calcext:value-type="string">
            <text:p>arithmetic</text:p>
          </table:table-cell>
          <table:table-cell table:formula="of:=INDIRECT(ADDRESS([.$A13];3;1;1;10))" office:value-type="string" office:string-value="tournament" calcext:value-type="string">
            <text:p>tournament</text:p>
          </table:table-cell>
          <table:table-cell table:formula="of:=INDIRECT(ADDRESS([.$A13];4;1;1;10))" office:value-type="float" office:value="0.5" calcext:value-type="float">
            <text:p>0.5</text:p>
          </table:table-cell>
          <table:table-cell table:style-name="ce3" table:formula="of:=MIN(INDIRECT(ADDRESS([.$A13];7;1;1;10)):INDIRECT(ADDRESS([.$A13] +9;7;1;1;10)))" office:value-type="float" office:value="60784.8150075337" calcext:value-type="float">
            <text:p>60,784.82</text:p>
          </table:table-cell>
          <table:table-cell table:style-name="ce5" table:formula="of:=INDIRECT(ADDRESS([.$A13];8;1;1;10))" office:value-type="float" office:value="143231.766026062" calcext:value-type="float">
            <text:p>143,231.77</text:p>
          </table:table-cell>
          <table:table-cell table:style-name="ce7" table:formula="of:=INDIRECT(ADDRESS([.$A13];9;1;1;10))" office:value-type="float" office:value="60174.0394635607" calcext:value-type="float">
            <text:p>60,174.04</text:p>
          </table:table-cell>
          <table:table-cell table:style-name="ce9" table:formula="of:=[.G13]-[.J13]" office:value-type="float" office:value="143131.766026062" calcext:value-type="float">
            <text:p>143,131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10))" office:value-type="string" office:string-value="F52014" calcext:value-type="string">
            <text:p>F52014</text:p>
          </table:table-cell>
          <table:table-cell table:formula="of:=INDIRECT(ADDRESS([.$A14];2;1;1;10))" office:value-type="string" office:string-value="one_point" calcext:value-type="string">
            <text:p>one_point</text:p>
          </table:table-cell>
          <table:table-cell table:formula="of:=INDIRECT(ADDRESS([.$A14];3;1;1;10))" office:value-type="string" office:string-value="roulette" calcext:value-type="string">
            <text:p>roulette</text:p>
          </table:table-cell>
          <table:table-cell table:formula="of:=INDIRECT(ADDRESS([.$A14];4;1;1;10))" office:value-type="string" office:string-value="None" calcext:value-type="string">
            <text:p>None</text:p>
          </table:table-cell>
          <table:table-cell table:style-name="ce4" table:formula="of:=MIN(INDIRECT(ADDRESS([.$A14];7;1;1;10)):INDIRECT(ADDRESS([.$A14] +9;7;1;1;10)))" office:value-type="float" office:value="520.153869628017" calcext:value-type="float">
            <text:p>520.15</text:p>
          </table:table-cell>
          <table:table-cell table:style-name="ce6" table:formula="of:=INDIRECT(ADDRESS([.$A14];8;1;1;10))" office:value-type="float" office:value="520.206205973726" calcext:value-type="float">
            <text:p>520.21</text:p>
          </table:table-cell>
          <table:table-cell table:style-name="ce8" table:formula="of:=INDIRECT(ADDRESS([.$A14];9;1;1;10))" office:value-type="float" office:value="0.0345962714793868" calcext:value-type="float">
            <text:p>0.03</text:p>
          </table:table-cell>
          <table:table-cell table:style-name="ce10" table:formula="of:=[.G14]-[.J14]" office:value-type="float" office:value="20.2062059737257" calcext:value-type="float">
            <text:p>20.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10))" office:value-type="string" office:string-value="F52014" calcext:value-type="string">
            <text:p>F52014</text:p>
          </table:table-cell>
          <table:table-cell table:formula="of:=INDIRECT(ADDRESS([.$A15];2;1;1;10))" office:value-type="string" office:string-value="one_point" calcext:value-type="string">
            <text:p>one_point</text:p>
          </table:table-cell>
          <table:table-cell table:formula="of:=INDIRECT(ADDRESS([.$A15];3;1;1;10))" office:value-type="string" office:string-value="tournament" calcext:value-type="string">
            <text:p>tournament</text:p>
          </table:table-cell>
          <table:table-cell table:formula="of:=INDIRECT(ADDRESS([.$A15];4;1;1;10))" office:value-type="float" office:value="0.1" calcext:value-type="float">
            <text:p>0.1</text:p>
          </table:table-cell>
          <table:table-cell table:style-name="ce4" table:formula="of:=MIN(INDIRECT(ADDRESS([.$A15];7;1;1;10)):INDIRECT(ADDRESS([.$A15] +9;7;1;1;10)))" office:value-type="float" office:value="519.218819851822" calcext:value-type="float">
            <text:p>519.22</text:p>
          </table:table-cell>
          <table:table-cell table:style-name="ce6" table:formula="of:=INDIRECT(ADDRESS([.$A15];8;1;1;10))" office:value-type="float" office:value="520.097121603492" calcext:value-type="float">
            <text:p>520.10</text:p>
          </table:table-cell>
          <table:table-cell table:style-name="ce8" table:formula="of:=INDIRECT(ADDRESS([.$A15];9;1;1;10))" office:value-type="float" office:value="0.310035461221714" calcext:value-type="float">
            <text:p>0.31</text:p>
          </table:table-cell>
          <table:table-cell table:style-name="ce10" table:formula="of:=[.G15]-[.J15]" office:value-type="float" office:value="20.0971216034922" calcext:value-type="float">
            <text:p>20.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10))" office:value-type="string" office:string-value="F52014" calcext:value-type="string">
            <text:p>F52014</text:p>
          </table:table-cell>
          <table:table-cell table:formula="of:=INDIRECT(ADDRESS([.$A16];2;1;1;10))" office:value-type="string" office:string-value="one_point" calcext:value-type="string">
            <text:p>one_point</text:p>
          </table:table-cell>
          <table:table-cell table:formula="of:=INDIRECT(ADDRESS([.$A16];3;1;1;10))" office:value-type="string" office:string-value="tournament" calcext:value-type="string">
            <text:p>tournament</text:p>
          </table:table-cell>
          <table:table-cell table:formula="of:=INDIRECT(ADDRESS([.$A16];4;1;1;10))" office:value-type="float" office:value="0.2" calcext:value-type="float">
            <text:p>0.2</text:p>
          </table:table-cell>
          <table:table-cell table:style-name="ce4" table:formula="of:=MIN(INDIRECT(ADDRESS([.$A16];7;1;1;10)):INDIRECT(ADDRESS([.$A16] +9;7;1;1;10)))" office:value-type="float" office:value="519.627143813718" calcext:value-type="float">
            <text:p>519.63</text:p>
          </table:table-cell>
          <table:table-cell table:style-name="ce6" table:formula="of:=INDIRECT(ADDRESS([.$A16];8;1;1;10))" office:value-type="float" office:value="520.026764650662" calcext:value-type="float">
            <text:p>520.03</text:p>
          </table:table-cell>
          <table:table-cell table:style-name="ce8" table:formula="of:=INDIRECT(ADDRESS([.$A16];9;1;1;10))" office:value-type="float" office:value="0.141539882912309" calcext:value-type="float">
            <text:p>0.14</text:p>
          </table:table-cell>
          <table:table-cell table:style-name="ce10" table:formula="of:=[.G16]-[.J16]" office:value-type="float" office:value="20.026764650662" calcext:value-type="float">
            <text:p>20.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10))" office:value-type="string" office:string-value="F52014" calcext:value-type="string">
            <text:p>F52014</text:p>
          </table:table-cell>
          <table:table-cell table:formula="of:=INDIRECT(ADDRESS([.$A17];2;1;1;10))" office:value-type="string" office:string-value="one_point" calcext:value-type="string">
            <text:p>one_point</text:p>
          </table:table-cell>
          <table:table-cell table:formula="of:=INDIRECT(ADDRESS([.$A17];3;1;1;10))" office:value-type="string" office:string-value="tournament" calcext:value-type="string">
            <text:p>tournament</text:p>
          </table:table-cell>
          <table:table-cell table:formula="of:=INDIRECT(ADDRESS([.$A17];4;1;1;10))" office:value-type="float" office:value="0.3" calcext:value-type="float">
            <text:p>0.3</text:p>
          </table:table-cell>
          <table:table-cell table:style-name="ce4" table:formula="of:=MIN(INDIRECT(ADDRESS([.$A17];7;1;1;10)):INDIRECT(ADDRESS([.$A17] +9;7;1;1;10)))" office:value-type="float" office:value="510.250433432984" calcext:value-type="float">
            <text:p>510.25</text:p>
          </table:table-cell>
          <table:table-cell table:style-name="ce6" table:formula="of:=INDIRECT(ADDRESS([.$A17];8;1;1;10))" office:value-type="float" office:value="518.300749594073" calcext:value-type="float">
            <text:p>518.30</text:p>
          </table:table-cell>
          <table:table-cell table:style-name="ce8" table:formula="of:=INDIRECT(ADDRESS([.$A17];9;1;1;10))" office:value-type="float" office:value="3.38973875400709" calcext:value-type="float">
            <text:p>3.39</text:p>
          </table:table-cell>
          <table:table-cell table:style-name="ce10" table:formula="of:=[.G17]-[.J17]" office:value-type="float" office:value="18.3007495940731" calcext:value-type="float">
            <text:p>18.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10))" office:value-type="string" office:string-value="F52014" calcext:value-type="string">
            <text:p>F52014</text:p>
          </table:table-cell>
          <table:table-cell table:formula="of:=INDIRECT(ADDRESS([.$A18];2;1;1;10))" office:value-type="string" office:string-value="one_point" calcext:value-type="string">
            <text:p>one_point</text:p>
          </table:table-cell>
          <table:table-cell table:formula="of:=INDIRECT(ADDRESS([.$A18];3;1;1;10))" office:value-type="string" office:string-value="tournament" calcext:value-type="string">
            <text:p>tournament</text:p>
          </table:table-cell>
          <table:table-cell table:formula="of:=INDIRECT(ADDRESS([.$A18];4;1;1;10))" office:value-type="float" office:value="0.4" calcext:value-type="float">
            <text:p>0.4</text:p>
          </table:table-cell>
          <table:table-cell table:style-name="ce4" table:formula="of:=MIN(INDIRECT(ADDRESS([.$A18];7;1;1;10)):INDIRECT(ADDRESS([.$A18] +9;7;1;1;10)))" office:value-type="float" office:value="507.631707166332" calcext:value-type="float">
            <text:p>507.63</text:p>
          </table:table-cell>
          <table:table-cell table:style-name="ce6" table:formula="of:=INDIRECT(ADDRESS([.$A18];8;1;1;10))" office:value-type="float" office:value="516.728168286602" calcext:value-type="float">
            <text:p>516.73</text:p>
          </table:table-cell>
          <table:table-cell table:style-name="ce8" table:formula="of:=INDIRECT(ADDRESS([.$A18];9;1;1;10))" office:value-type="float" office:value="5.16715421460447" calcext:value-type="float">
            <text:p>5.17</text:p>
          </table:table-cell>
          <table:table-cell table:style-name="ce10" table:formula="of:=[.G18]-[.J18]" office:value-type="float" office:value="16.7281682866017" calcext:value-type="float">
            <text:p>16.7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10))" office:value-type="string" office:string-value="F52014" calcext:value-type="string">
            <text:p>F52014</text:p>
          </table:table-cell>
          <table:table-cell table:formula="of:=INDIRECT(ADDRESS([.$A19];2;1;1;10))" office:value-type="string" office:string-value="one_point" calcext:value-type="string">
            <text:p>one_point</text:p>
          </table:table-cell>
          <table:table-cell table:formula="of:=INDIRECT(ADDRESS([.$A19];3;1;1;10))" office:value-type="string" office:string-value="tournament" calcext:value-type="string">
            <text:p>tournament</text:p>
          </table:table-cell>
          <table:table-cell table:formula="of:=INDIRECT(ADDRESS([.$A19];4;1;1;10))" office:value-type="float" office:value="0.5" calcext:value-type="float">
            <text:p>0.5</text:p>
          </table:table-cell>
          <table:table-cell table:style-name="ce4" table:formula="of:=MIN(INDIRECT(ADDRESS([.$A19];7;1;1;10)):INDIRECT(ADDRESS([.$A19] +9;7;1;1;10)))" office:value-type="float" office:value="519.478869574556" calcext:value-type="float">
            <text:p>519.48</text:p>
          </table:table-cell>
          <table:table-cell table:style-name="ce6" table:formula="of:=INDIRECT(ADDRESS([.$A19];8;1;1;10))" office:value-type="float" office:value="519.83033147921" calcext:value-type="float">
            <text:p>519.83</text:p>
          </table:table-cell>
          <table:table-cell table:style-name="ce8" table:formula="of:=INDIRECT(ADDRESS([.$A19];9;1;1;10))" office:value-type="float" office:value="0.215309287827921" calcext:value-type="float">
            <text:p>0.22</text:p>
          </table:table-cell>
          <table:table-cell table:style-name="ce10" table:formula="of:=[.G19]-[.J19]" office:value-type="float" office:value="19.8303314792104" calcext:value-type="float">
            <text:p>19.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10))" office:value-type="string" office:string-value="F52014" calcext:value-type="string">
            <text:p>F52014</text:p>
          </table:table-cell>
          <table:table-cell table:formula="of:=INDIRECT(ADDRESS([.$A20];2;1;1;10))" office:value-type="string" office:string-value="arithmetic" calcext:value-type="string">
            <text:p>arithmetic</text:p>
          </table:table-cell>
          <table:table-cell table:formula="of:=INDIRECT(ADDRESS([.$A20];3;1;1;10))" office:value-type="string" office:string-value="roulette" calcext:value-type="string">
            <text:p>roulette</text:p>
          </table:table-cell>
          <table:table-cell table:formula="of:=INDIRECT(ADDRESS([.$A20];4;1;1;10))" office:value-type="string" office:string-value="None" calcext:value-type="string">
            <text:p>None</text:p>
          </table:table-cell>
          <table:table-cell table:style-name="ce4" table:formula="of:=MIN(INDIRECT(ADDRESS([.$A20];7;1;1;10)):INDIRECT(ADDRESS([.$A20] +9;7;1;1;10)))" office:value-type="float" office:value="520.006257560618" calcext:value-type="float">
            <text:p>520.01</text:p>
          </table:table-cell>
          <table:table-cell table:style-name="ce6" table:formula="of:=INDIRECT(ADDRESS([.$A20];8;1;1;10))" office:value-type="float" office:value="520.230881018337" calcext:value-type="float">
            <text:p>520.23</text:p>
          </table:table-cell>
          <table:table-cell table:style-name="ce8" table:formula="of:=INDIRECT(ADDRESS([.$A20];9;1;1;10))" office:value-type="float" office:value="0.0969162789569327" calcext:value-type="float">
            <text:p>0.10</text:p>
          </table:table-cell>
          <table:table-cell table:style-name="ce10" table:formula="of:=[.G20]-[.J20]" office:value-type="float" office:value="20.2308810183371" calcext:value-type="float">
            <text:p>20.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10))" office:value-type="string" office:string-value="F52014" calcext:value-type="string">
            <text:p>F52014</text:p>
          </table:table-cell>
          <table:table-cell table:formula="of:=INDIRECT(ADDRESS([.$A21];2;1;1;10))" office:value-type="string" office:string-value="arithmetic" calcext:value-type="string">
            <text:p>arithmetic</text:p>
          </table:table-cell>
          <table:table-cell table:formula="of:=INDIRECT(ADDRESS([.$A21];3;1;1;10))" office:value-type="string" office:string-value="tournament" calcext:value-type="string">
            <text:p>tournament</text:p>
          </table:table-cell>
          <table:table-cell table:formula="of:=INDIRECT(ADDRESS([.$A21];4;1;1;10))" office:value-type="float" office:value="0.1" calcext:value-type="float">
            <text:p>0.1</text:p>
          </table:table-cell>
          <table:table-cell table:style-name="ce4" table:formula="of:=MIN(INDIRECT(ADDRESS([.$A21];7;1;1;10)):INDIRECT(ADDRESS([.$A21] +9;7;1;1;10)))" office:value-type="float" office:value="518.989182072634" calcext:value-type="float">
            <text:p>518.99</text:p>
          </table:table-cell>
          <table:table-cell table:style-name="ce6" table:formula="of:=INDIRECT(ADDRESS([.$A21];8;1;1;10))" office:value-type="float" office:value="520.125677509273" calcext:value-type="float">
            <text:p>520.13</text:p>
          </table:table-cell>
          <table:table-cell table:style-name="ce8" table:formula="of:=INDIRECT(ADDRESS([.$A21];9;1;1;10))" office:value-type="float" office:value="0.40675000706522" calcext:value-type="float">
            <text:p>0.41</text:p>
          </table:table-cell>
          <table:table-cell table:style-name="ce10" table:formula="of:=[.G21]-[.J21]" office:value-type="float" office:value="20.1256775092727" calcext:value-type="float">
            <text:p>20.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10))" office:value-type="string" office:string-value="F52014" calcext:value-type="string">
            <text:p>F52014</text:p>
          </table:table-cell>
          <table:table-cell table:formula="of:=INDIRECT(ADDRESS([.$A22];2;1;1;10))" office:value-type="string" office:string-value="arithmetic" calcext:value-type="string">
            <text:p>arithmetic</text:p>
          </table:table-cell>
          <table:table-cell table:formula="of:=INDIRECT(ADDRESS([.$A22];3;1;1;10))" office:value-type="string" office:string-value="tournament" calcext:value-type="string">
            <text:p>tournament</text:p>
          </table:table-cell>
          <table:table-cell table:formula="of:=INDIRECT(ADDRESS([.$A22];4;1;1;10))" office:value-type="float" office:value="0.2" calcext:value-type="float">
            <text:p>0.2</text:p>
          </table:table-cell>
          <table:table-cell table:style-name="ce4" table:formula="of:=MIN(INDIRECT(ADDRESS([.$A22];7;1;1;10)):INDIRECT(ADDRESS([.$A22] +9;7;1;1;10)))" office:value-type="float" office:value="508.052479806679" calcext:value-type="float">
            <text:p>508.05</text:p>
          </table:table-cell>
          <table:table-cell table:style-name="ce6" table:formula="of:=INDIRECT(ADDRESS([.$A22];8;1;1;10))" office:value-type="float" office:value="512.625817634204" calcext:value-type="float">
            <text:p>512.63</text:p>
          </table:table-cell>
          <table:table-cell table:style-name="ce8" table:formula="of:=INDIRECT(ADDRESS([.$A22];9;1;1;10))" office:value-type="float" office:value="5.01819907020161" calcext:value-type="float">
            <text:p>5.02</text:p>
          </table:table-cell>
          <table:table-cell table:style-name="ce10" table:formula="of:=[.G22]-[.J22]" office:value-type="float" office:value="12.6258176342036" calcext:value-type="float">
            <text:p>12.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10))" office:value-type="string" office:string-value="F52014" calcext:value-type="string">
            <text:p>F52014</text:p>
          </table:table-cell>
          <table:table-cell table:formula="of:=INDIRECT(ADDRESS([.$A23];2;1;1;10))" office:value-type="string" office:string-value="arithmetic" calcext:value-type="string">
            <text:p>arithmetic</text:p>
          </table:table-cell>
          <table:table-cell table:formula="of:=INDIRECT(ADDRESS([.$A23];3;1;1;10))" office:value-type="string" office:string-value="tournament" calcext:value-type="string">
            <text:p>tournament</text:p>
          </table:table-cell>
          <table:table-cell table:formula="of:=INDIRECT(ADDRESS([.$A23];4;1;1;10))" office:value-type="float" office:value="0.3" calcext:value-type="float">
            <text:p>0.3</text:p>
          </table:table-cell>
          <table:table-cell table:style-name="ce4" table:formula="of:=MIN(INDIRECT(ADDRESS([.$A23];7;1;1;10)):INDIRECT(ADDRESS([.$A23] +9;7;1;1;10)))" office:value-type="float" office:value="506.657757895298" calcext:value-type="float">
            <text:p>506.66</text:p>
          </table:table-cell>
          <table:table-cell table:style-name="ce6" table:formula="of:=INDIRECT(ADDRESS([.$A23];8;1;1;10))" office:value-type="float" office:value="507.894446736264" calcext:value-type="float">
            <text:p>507.89</text:p>
          </table:table-cell>
          <table:table-cell table:style-name="ce8" table:formula="of:=INDIRECT(ADDRESS([.$A23];9;1;1;10))" office:value-type="float" office:value="0.857736472142688" calcext:value-type="float">
            <text:p>0.86</text:p>
          </table:table-cell>
          <table:table-cell table:style-name="ce10" table:formula="of:=[.G23]-[.J23]" office:value-type="float" office:value="7.89444673626412" calcext:value-type="float">
            <text:p>7.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10))" office:value-type="string" office:string-value="F52014" calcext:value-type="string">
            <text:p>F52014</text:p>
          </table:table-cell>
          <table:table-cell table:formula="of:=INDIRECT(ADDRESS([.$A24];2;1;1;10))" office:value-type="string" office:string-value="arithmetic" calcext:value-type="string">
            <text:p>arithmetic</text:p>
          </table:table-cell>
          <table:table-cell table:formula="of:=INDIRECT(ADDRESS([.$A24];3;1;1;10))" office:value-type="string" office:string-value="tournament" calcext:value-type="string">
            <text:p>tournament</text:p>
          </table:table-cell>
          <table:table-cell table:formula="of:=INDIRECT(ADDRESS([.$A24];4;1;1;10))" office:value-type="float" office:value="0.4" calcext:value-type="float">
            <text:p>0.4</text:p>
          </table:table-cell>
          <table:table-cell table:style-name="ce4" table:formula="of:=MIN(INDIRECT(ADDRESS([.$A24];7;1;1;10)):INDIRECT(ADDRESS([.$A24] +9;7;1;1;10)))" office:value-type="float" office:value="506.469550027749" calcext:value-type="float">
            <text:p>506.47</text:p>
          </table:table-cell>
          <table:table-cell table:style-name="ce6" table:formula="of:=INDIRECT(ADDRESS([.$A24];8;1;1;10))" office:value-type="float" office:value="508.79476805523" calcext:value-type="float">
            <text:p>508.79</text:p>
          </table:table-cell>
          <table:table-cell table:style-name="ce8" table:formula="of:=INDIRECT(ADDRESS([.$A24];9;1;1;10))" office:value-type="float" office:value="3.83488003394041" calcext:value-type="float">
            <text:p>3.83</text:p>
          </table:table-cell>
          <table:table-cell table:style-name="ce10" table:formula="of:=[.G24]-[.J24]" office:value-type="float" office:value="8.79476805522961" calcext:value-type="float">
            <text:p>8.7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10))" office:value-type="string" office:string-value="F52014" calcext:value-type="string">
            <text:p>F52014</text:p>
          </table:table-cell>
          <table:table-cell table:formula="of:=INDIRECT(ADDRESS([.$A25];2;1;1;10))" office:value-type="string" office:string-value="arithmetic" calcext:value-type="string">
            <text:p>arithmetic</text:p>
          </table:table-cell>
          <table:table-cell table:formula="of:=INDIRECT(ADDRESS([.$A25];3;1;1;10))" office:value-type="string" office:string-value="tournament" calcext:value-type="string">
            <text:p>tournament</text:p>
          </table:table-cell>
          <table:table-cell table:formula="of:=INDIRECT(ADDRESS([.$A25];4;1;1;10))" office:value-type="float" office:value="0.5" calcext:value-type="float">
            <text:p>0.5</text:p>
          </table:table-cell>
          <table:table-cell table:style-name="ce4" table:formula="of:=MIN(INDIRECT(ADDRESS([.$A25];7;1;1;10)):INDIRECT(ADDRESS([.$A25] +9;7;1;1;10)))" office:value-type="float" office:value="506.510485566376" calcext:value-type="float">
            <text:p>506.51</text:p>
          </table:table-cell>
          <table:table-cell table:style-name="ce6" table:formula="of:=INDIRECT(ADDRESS([.$A25];8;1;1;10))" office:value-type="float" office:value="508.782671920533" calcext:value-type="float">
            <text:p>508.78</text:p>
          </table:table-cell>
          <table:table-cell table:style-name="ce8" table:formula="of:=INDIRECT(ADDRESS([.$A25];9;1;1;10))" office:value-type="float" office:value="4.04645039264734" calcext:value-type="float">
            <text:p>4.05</text:p>
          </table:table-cell>
          <table:table-cell table:style-name="ce10" table:formula="of:=[.G25]-[.J25]" office:value-type="float" office:value="8.78267192053329" calcext:value-type="float">
            <text:p>8.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2:24:22.503060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2:20:51.908329862</dc:date>
    <meta:editing-duration>PT1H5M45S</meta:editing-duration>
    <meta:editing-cycles>14</meta:editing-cycles>
    <meta:generator>LibreOffice/24.2.5.2$Linux_X86_64 LibreOffice_project/420$Build-2</meta:generator>
    <meta:document-statistic meta:table-count="2" meta:cell-count="2418" meta:object-count="0"/>
  </office:meta>
</office:document-meta>
</file>